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570db" officeooo:paragraph-rsid="001570db"/>
    </style:style>
    <style:style style:name="P2" style:family="paragraph" style:parent-style-name="Standard">
      <style:text-properties officeooo:rsid="001570db" officeooo:paragraph-rsid="00158a08"/>
    </style:style>
    <style:style style:name="T1" style:family="text">
      <style:text-properties officeooo:rsid="00158a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 STATEMENT - </text:p>
      <text:p text:style-name="P1"/>
      <text:p text:style-name="P1">1. Face Recognition System Web App for a Organization which provides facility for recognizing the faces,training of data and adding of new facial data to dataset.</text:p>
      <text:p text:style-name="P1"/>
      <text:p text:style-name="P2"><text:span text:style-name="T1">Specialized Users – Principal,HODS,System Admin</text:span></text:p>
      <text:p text:style-name="P2"><text:span text:style-name="T1">Normal Users – Faculty</text:span></text:p>
      <text:p text:style-name="P2"/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8T09:19:37.159641008</meta:creation-date>
    <dc:date>2021-01-28T09:37:30.549286776</dc:date>
    <meta:editing-duration>PT7M43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36" meta:character-count="252" meta:non-whitespace-character-count="216"/>
  </office:meta>
</office:document-meta>
</file>